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047dd6"/>
    </style:style>
    <style:style style:name="P2" style:family="paragraph" style:parent-style-name="Preformatted_20_Text">
      <style:text-properties style:font-name="Liberation Mono" fo:font-size="10pt" officeooo:paragraph-rsid="00047dd6" style:font-name-asian="Noto Sans Mono CJK SC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047dd6" officeooo:paragraph-rsid="00047dd6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paragraph-rsid="00059d1f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officeooo:paragraph-rsid="00059d1f"/>
    </style:style>
    <style:style style:name="P6" style:family="paragraph" style:parent-style-name="Preformatted_20_Text">
      <style:text-properties officeooo:paragraph-rsid="000f3ff0"/>
    </style:style>
    <style:style style:name="P7" style:family="paragraph" style:parent-style-name="Preformatted_20_Text">
      <style:text-properties officeooo:paragraph-rsid="00047dd6"/>
    </style:style>
    <style:style style:name="P8" style:family="paragraph" style:parent-style-name="Preformatted_20_Text">
      <style:text-properties style:font-name="Liberation Mono" fo:font-size="10pt" officeooo:paragraph-rsid="00047dd6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paragraph-rsid="00059d1f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paragraph-rsid="00179a11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officeooo:rsid="001ce3f1" officeooo:paragraph-rsid="001ce3f1"/>
    </style:style>
    <style:style style:name="P12" style:family="paragraph" style:parent-style-name="Preformatted_20_Text" style:list-style-name="L1">
      <style:text-properties officeooo:rsid="001ce3f1" officeooo:paragraph-rsid="001ce3f1"/>
    </style:style>
    <style:style style:name="P13" style:family="paragraph" style:parent-style-name="Preformatted_20_Text" style:list-style-name="L5">
      <style:text-properties officeooo:rsid="001ce3f1" officeooo:paragraph-rsid="001ce3f1"/>
    </style:style>
    <style:style style:name="P14" style:family="paragraph" style:parent-style-name="Preformatted_20_Text" style:list-style-name="L1">
      <style:text-properties officeooo:paragraph-rsid="001ce3f1"/>
    </style:style>
    <style:style style:name="P15" style:family="paragraph" style:parent-style-name="Preformatted_20_Text" style:list-style-name="L5">
      <style:text-properties officeooo:rsid="00201477" officeooo:paragraph-rsid="00201477"/>
    </style:style>
    <style:style style:name="T1" style:family="text">
      <style:text-properties officeooo:rsid="000f3ff0"/>
    </style:style>
    <style:style style:name="T2" style:family="text">
      <style:text-properties style:font-name="Liberation Mono" fo:font-size="10pt" officeooo:rsid="001ce3f1" style:font-name-asian="Noto Sans Mono CJK SC" style:font-size-asian="10pt" style:font-name-complex="Liberation Mono" style:font-size-complex="10pt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47d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bhishek Kumar verma</text:p>
      <text:p text:style-name="Preformatted_20_Text">15-02-24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Table details:</text:p>
      <text:p text:style-name="Preformatted_20_Text"/>
      <text:p text:style-name="P6">std_master --</text:p>
      <text:p text:style-name="P6"><text:s/></text:p>
      <text:p text:style-name="P6">std_id,std_fname,std_lname,gender,email,dob,city,country,sem,<text:span text:style-name="T1">entry_time</text:span></text:p>
      <text:p text:style-name="P6"/>
      <text:p text:style-name="Preformatted_20_Text">exam_mas<text:span text:style-name="T1">te</text:span>r -- </text:p>
      <text:p text:style-name="Preformatted_20_Text"/>
      <text:p text:style-name="P6">exam_id,e_type,std_id,sub_id,p_omarks,p_tmarks,t_omarks,t_tmarks,total_omarks,total_marks,e_date,<text:span text:style-name="T1">entry_time</text:span></text:p>
      <text:p text:style-name="Preformatted_20_Text"/>
      <text:p text:style-name="Preformatted_20_Text"/>
      <text:p text:style-name="Preformatted_20_Text"/>
      <text:p text:style-name="Preformatted_20_Text">Procedure:</text:p>
      <text:p text:style-name="Preformatted_20_Text"/>
      <text:list xml:id="list350626527" text:style-name="L1">
        <text:list-item>
          <text:p text:style-name="P14"><text:span text:style-name="T2">Creating DB:</text:span></text:p>
        </text:list-item>
      </text:list>
      <text:p text:style-name="Preformatted_20_Text"/>
      <text:p text:style-name="Preformatted_20_Text"><text:s text:c="4"/>• Create dataset for student_master</text:p>
      <text:p text:style-name="Preformatted_20_Text"><text:s text:c="4"/>• Insert dataset csv file in student_master table using query</text:p>
      <text:p text:style-name="Preformatted_20_Text"/>
      <text:p text:style-name="P1"><text:s text:c="6"/>LOAD DATA local INFILE '/home/abhishek-verma/Desktop/student.csv' </text:p>
      <text:p text:style-name="P1"><text:tab/>INTO TABLE std_master </text:p>
      <text:p text:style-name="P1"><text:tab/>FIELDS TERMINATED BY ',' </text:p>
      <text:p text:style-name="P1"><text:tab/>ENCLOSED BY '"'</text:p>
      <text:p text:style-name="P1"><text:tab/>LINES TERMINATED BY '\n'</text:p>
      <text:p text:style-name="P1"><text:tab/>(std_id,std_fname,std_lname,gender,email,dob,city,country,sem);</text:p>
      <text:p text:style-name="Preformatted_20_Text"/>
      <text:p text:style-name="Preformatted_20_Text"><text:s text:c="4"/>• Create dataset for exam_master table</text:p>
      <text:p text:style-name="Preformatted_20_Text"><text:s text:c="4"/>• Insert dataset csv file in exam_master</text:p>
      <text:p text:style-name="Preformatted_20_Text"><text:s text:c="4"/></text:p>
      <text:p text:style-name="Preformatted_20_Text"><text:tab/>LOAD DATA LOCAL INFILE '/home/abhishek-verma/Desktop/exam.csv' </text:p>
      <text:p text:style-name="Preformatted_20_Text"><text:tab/>INTO TABLE std_master</text:p>
      <text:p text:style-name="Preformatted_20_Text"><text:tab/>FIELDS TERMINATED BY ',' </text:p>
      <text:p text:style-name="Preformatted_20_Text"><text:tab/>ENCLOSED BY '"'</text:p>
      <text:p text:style-name="Preformatted_20_Text"><text:tab/>LINES TERMINATED BY '\n'</text:p>
      <text:p text:style-name="Preformatted_20_Text">(exam_id,e_type,std_id,sub_id,p_omarks,p_tmarks,t_omarks,t_tmarks,total_omarks,total_marks,e_date);</text:p>
      <text:p text:style-name="Preformatted_20_Text"/>
      <text:p text:style-name="Preformatted_20_Text"/>
      <text:list xml:id="list180540872153667" text:continue-numbering="true" text:style-name="L1">
        <text:list-item>
          <text:p text:style-name="P12">Copying DB</text:p>
        </text:list-item>
      </text:list>
      <text:p text:style-name="P11"/>
      <text:list xml:id="list822047021" text:style-name="L5">
        <text:list-item>
          <text:p text:style-name="P13">insert into student_db_2_i.std_master (std_id,std_fname,std_lname,gender,email,dob,city,country,sem) select std_id,std_fname,std_lname,gender,email,dob,city,country,sem from student_db_1.std_master;</text:p>
          <text:p text:style-name="P13"/>
        </text:list-item>
        <text:list-item>
          <text:p text:style-name="P13">insert into student_db_2_i.exam_master (exam_id,e_type,std_id,sub_id,p_omarks,p_tmarks,t_omarks,t_tmarks,total_omarks,total_marks,e_date) select exam_id,e_type,std_id,sub_id,p_omarks,p_tmarks,t_omarks,t_tmarks,total_omarks,total_marks,e_date from student_db_1.exam_master;</text:p>
        </text:list-item>
      </text:list>
      <text:p text:style-name="Preformatted_20_Text"/>
      <text:p text:style-name="Preformatted_20_Text"/>
      <text:p text:style-name="Preformatted_20_Text"/>
      <text:list xml:id="list180539833272814" text:continue-numbering="true" text:style-name="L5">
        <text:list-item>
          <text:p text:style-name="P15">create index </text:p>
          <text:p text:style-name="P15"/>
        </text:list-item>
      </text:list>
      <text:p text:style-name="Preformatted_20_Text"/>
      <text:p text:style-name="P1"/>
      <text:p text:style-name="P1"><text:soft-page-break/><text:span text:style-name="T4">observation</text:span></text:p>
      <text:p text:style-name="Preformatted_20_Text"/>
      <table:table table:name="Table1" table:style-name="Table1">
        <table:table-column table:style-name="Table1.A"/>
        <table:table-column table:style-name="Table1.B" table:number-columns-repeated="3"/>
        <table:table-row table:style-name="TableLine94845529946400">
          <table:table-cell table:style-name="Table1.A1" office:value-type="string">
            <text:p text:style-name="P2">query</text:p>
          </table:table-cell>
          <table:table-cell table:style-name="Table1.A1" office:value-type="string">
            <text:p text:style-name="P3">Without index</text:p>
          </table:table-cell>
          <table:table-cell table:style-name="Table1.A1" office:value-type="string">
            <text:p text:style-name="P3">With index</text:p>
          </table:table-cell>
          <table:table-cell table:style-name="Table1.D1" office:value-type="string">
            <text:p text:style-name="P3">With foreign key</text:p>
          </table:table-cell>
        </table:table-row>
        <table:table-row table:style-name="TableLine94845577953584">
          <table:table-cell table:style-name="Table1.A2" office:value-type="string">
            <text:p text:style-name="P2">select * from std_master;</text:p>
          </table:table-cell>
          <table:table-cell table:style-name="Table1.A2" office:value-type="string">
            <text:p text:style-name="P2">0.00034 sec / 0.051 sec</text:p>
          </table:table-cell>
          <table:table-cell table:style-name="Table1.A2" office:value-type="string">
            <text:p text:style-name="P2">0.00045 sec / 0.052 sec</text:p>
          </table:table-cell>
          <table:table-cell table:style-name="Table1.D2" office:value-type="string">
            <text:p text:style-name="P5"/>
          </table:table-cell>
        </table:table-row>
        <table:table-row table:style-name="TableLine94845583805872">
          <table:table-cell table:style-name="Table1.A2" office:value-type="string">
            <text:p text:style-name="P2">select * from exam_master;</text:p>
          </table:table-cell>
          <table:table-cell table:style-name="Table1.A2" office:value-type="string">
            <text:p text:style-name="P2">0.00049 sec / 0.896 sec0.00048 sec / 0.918 sec</text:p>
          </table:table-cell>
          <table:table-cell table:style-name="Table1.A2" office:value-type="string">
            <text:p text:style-name="P2">0.00048 sec / 0.918 sec</text:p>
          </table:table-cell>
          <table:table-cell table:style-name="Table1.D2" office:value-type="string">
            <text:p text:style-name="P2"/>
          </table:table-cell>
        </table:table-row>
        <table:table-row table:style-name="TableLine94845587542368">
          <table:table-cell table:style-name="Table1.A2" office:value-type="string">
            <text:p text:style-name="P2">select std_fname,std_lname from std_master;</text:p>
          </table:table-cell>
          <table:table-cell table:style-name="Table1.A2" office:value-type="string">
            <text:p text:style-name="P2">0.0038 sec / 0.030 sec</text:p>
          </table:table-cell>
          <table:table-cell table:style-name="Table1.A2" office:value-type="string">
            <text:p text:style-name="P2">0.0019 sec / 0.015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87542368">
          <table:table-cell table:style-name="Table1.A2" office:value-type="string">
            <text:p text:style-name="P2">select entry_time from std_master;</text:p>
          </table:table-cell>
          <table:table-cell table:style-name="Table1.A2" office:value-type="string">
            <text:p text:style-name="P2">0.00050 sec / 0.031 sec</text:p>
          </table:table-cell>
          <table:table-cell table:style-name="Table1.A2" office:value-type="string">
            <text:p text:style-name="P2">0.00047 sec / 0.024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87542368">
          <table:table-cell table:style-name="Table1.A2" office:value-type="string">
            <text:p text:style-name="P2">select p_omarks,t_omarks from exam_master;</text:p>
          </table:table-cell>
          <table:table-cell table:style-name="Table1.A2" office:value-type="string">
            <text:p text:style-name="P2">0.00084 sec / 0.256 sec</text:p>
          </table:table-cell>
          <table:table-cell table:style-name="Table1.A2" office:value-type="string">
            <text:p text:style-name="P2">0.0012 sec / 0.176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87542368">
          <table:table-cell table:style-name="Table1.A2" office:value-type="string">
            <text:p text:style-name="P2">select e_date,entry_time from exam_master;</text:p>
          </table:table-cell>
          <table:table-cell table:style-name="Table1.A2" office:value-type="string">
            <text:p text:style-name="P2">0.00051 sec / 0.502 sec</text:p>
          </table:table-cell>
          <table:table-cell table:style-name="Table1.A2" office:value-type="string">
            <text:p text:style-name="P2">0.00045 sec / 0.446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87542368">
          <table:table-cell table:style-name="Table1.A2" office:value-type="string">
            <text:p text:style-name="P2">select * from exam_master</text:p>
            <text:p text:style-name="P2">order by p_omarks;</text:p>
          </table:table-cell>
          <table:table-cell table:style-name="Table1.A2" office:value-type="string">
            <text:p text:style-name="P2">0.699 sec / 0.597 sec</text:p>
          </table:table-cell>
          <table:table-cell table:style-name="Table1.A2" office:value-type="string">
            <text:p text:style-name="P2">0.672 sec / 0.589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77981792">
          <table:table-cell table:style-name="Table1.A2" office:value-type="string">
            <text:p text:style-name="P4">select * from exam_master</text:p>
            <text:p text:style-name="P4">order by p_omarks desc;</text:p>
          </table:table-cell>
          <table:table-cell table:style-name="Table1.A2" office:value-type="string">
            <text:p text:style-name="P2">0.708 sec / 0.598 sec</text:p>
          </table:table-cell>
          <table:table-cell table:style-name="Table1.A2" office:value-type="string">
            <text:p text:style-name="P2">0.690 sec / 0.590 sec</text:p>
          </table:table-cell>
          <table:table-cell table:style-name="Table1.D2" office:value-type="string">
            <text:p text:style-name="P2"/>
          </table:table-cell>
        </table:table-row>
        <table:table-row table:style-name="TableLine94845591830896">
          <table:table-cell table:style-name="Table1.A2" office:value-type="string">
            <text:p text:style-name="P10">select * from exam_master order by p_omarks asc,t_omarks desc;</text:p>
          </table:table-cell>
          <table:table-cell table:style-name="Table1.A2" office:value-type="string">
            <text:p text:style-name="P2">0.764 sec / 0.594 sec</text:p>
          </table:table-cell>
          <table:table-cell table:style-name="Table1.A2" office:value-type="string">
            <text:p text:style-name="P2">0.740 sec / 0.584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91830896">
          <table:table-cell table:style-name="Table1.A2" office:value-type="string">
            <text:p text:style-name="P10">select std_fname,std_lname,std_master.entry_time,p_omarks,t_omarks,e_date,exam_master.entry_time from std_master left join exam_master on std_master.std_id = exam_master.std_id order by <text:s/>std_fname asc,std_lname desc,std_master.entry_time asc,p_omarks desc,t_omarks asc, e_date desc,exam_master.entry_time asc;</text:p>
          </table:table-cell>
          <table:table-cell table:style-name="Table1.A2" office:value-type="string">
            <text:p text:style-name="P2">2.843 sec / 0.716 sec</text:p>
          </table:table-cell>
          <table:table-cell table:style-name="Table1.A2" office:value-type="string">
            <text:p text:style-name="P2">2.786 sec / 0.840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91830896">
          <table:table-cell table:style-name="Table1.A2" office:value-type="string">
            <text:p text:style-name="P10">select city from std_master left join exam_master on std_master.std_id = exam_master.std_id order by <text:s/>std_fname asc,std_lname desc,std_master.entry_time <text:soft-page-break/>asc,p_omarks desc,t_omarks asc, e_date desc,exam_master.entry_time asc;</text:p>
          </table:table-cell>
          <table:table-cell table:style-name="Table1.A2" office:value-type="string">
            <text:p text:style-name="P2">2.931 sec / 0.121 sec</text:p>
          </table:table-cell>
          <table:table-cell table:style-name="Table1.A2" office:value-type="string">
            <text:p text:style-name="P2">2.911 sec / 0.121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55411568">
          <table:table-cell table:style-name="Table1.A2" office:value-type="string">
            <text:p text:style-name="P2">select * from std_master <text:span text:style-name="T3">inner join</text:span> exam_master on std_master.std_id = exam_master.std_id;</text:p>
          </table:table-cell>
          <table:table-cell table:style-name="Table1.A2" office:value-type="string">
            <text:p text:style-name="P2">0.00056 sec / 0.143 sec</text:p>
          </table:table-cell>
          <table:table-cell table:style-name="Table1.A2" office:value-type="string">
            <text:p text:style-name="P2">0.00065 sec / 2.328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29947536">
          <table:table-cell table:style-name="Table1.A2" office:value-type="string">
            <text:p text:style-name="P2">select * from std_master <text:span text:style-name="T3">left join</text:span> exam_master on std_master.std_id = exam_master.std_id;</text:p>
          </table:table-cell>
          <table:table-cell table:style-name="Table1.A2" office:value-type="string">
            <text:p text:style-name="P2">0.0020 sec / 0.326 sec</text:p>
          </table:table-cell>
          <table:table-cell table:style-name="Table1.A2" office:value-type="string">
            <text:p text:style-name="P2">0.477 sec / 1.270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86298880">
          <table:table-cell table:style-name="Table1.A2" office:value-type="string">
            <text:p text:style-name="P2">select * from std_master <text:span text:style-name="T3">right join</text:span> exam_master on std_master.std_id = exam_master.std_id;</text:p>
          </table:table-cell>
          <table:table-cell table:style-name="Table1.A2" office:value-type="string">
            <text:p text:style-name="P2">0.0020 sec / 0.326 sec</text:p>
          </table:table-cell>
          <table:table-cell table:style-name="Table1.A2" office:value-type="string">
            <text:p text:style-name="P2">0.00053 sec / 2.491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475946176">
          <table:table-cell table:style-name="Table1.A2" office:value-type="string">
            <text:p text:style-name="P2">select * from std_master <text:span text:style-name="T3">left join</text:span> exam_master on std_master.std_id = exam_master.std_id order by <text:s/>exam_id asc,std_master.std_id desc,t_omarks asc,p_omarks desc;</text:p>
          </table:table-cell>
          <table:table-cell table:style-name="Table1.A2" office:value-type="string">
            <text:p text:style-name="P2">3.381 sec / 1.109 sec3.371 sec / 1.125 sec</text:p>
          </table:table-cell>
          <table:table-cell table:style-name="Table1.A2" office:value-type="string">
            <text:p text:style-name="P2">3.371 sec / 1.125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481995344">
          <table:table-cell table:style-name="Table1.A2" office:value-type="string">
            <text:p text:style-name="P2">select * from std_master <text:span text:style-name="T3">left join</text:span> exam_master on std_master.std_id = exam_master.std_id order by std_fname asc,std_lname desc,gender asc,email desc,city asc, country desc;</text:p>
          </table:table-cell>
          <table:table-cell table:style-name="Table1.A2" office:value-type="string">
            <text:p text:style-name="P2">4.050 sec / 1.118 sec</text:p>
          </table:table-cell>
          <table:table-cell table:style-name="Table1.A2" office:value-type="string">
            <text:p text:style-name="P2">3.941 sec / 1.108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87983360">
          <table:table-cell table:style-name="Table1.A2" office:value-type="string">
            <text:p text:style-name="P2">select * from std_master <text:span text:style-name="T3">left join</text:span> exam_master on std_master.std_id = exam_master.std_id order by exam_id asc,std_master.std_id desc,t_omarks asc,p_omarks desc,std_fname asc,std_lname desc,gender asc,email desc,city asc, country desc;</text:p>
          </table:table-cell>
          <table:table-cell table:style-name="Table1.A2" office:value-type="string">
            <text:p text:style-name="P2">4.033 sec / 1.107 sec</text:p>
          </table:table-cell>
          <table:table-cell table:style-name="Table1.A2" office:value-type="string">
            <text:p text:style-name="P2">4.059 sec / 1.118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93590208">
          <table:table-cell table:style-name="Table1.A2" office:value-type="string">
            <text:p text:style-name="P2">select * from std_master l<text:span text:style-name="T3">eft join</text:span> exam_master on std_master.std_id = exam_master.std_id order by std_master.entry_ti<text:soft-page-break/>me,exam_master.entry_time,dob;</text:p>
          </table:table-cell>
          <table:table-cell table:style-name="Table1.A2" office:value-type="string">
            <text:p text:style-name="P2">3.423 sec / 1.113 sec</text:p>
          </table:table-cell>
          <table:table-cell table:style-name="Table1.A2" office:value-type="string">
            <text:p text:style-name="P2">3.475 sec / 1.118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93590208">
          <table:table-cell table:style-name="Table1.A2" office:value-type="string">
            <text:p text:style-name="P2">select * from std_master <text:span text:style-name="T3">right join</text:span> exam_master on std_master.std_id = exam_master.std_id order by <text:s/>exam_id asc,std_master.std_id desc,t_omarks asc,p_omarks desc;</text:p>
          </table:table-cell>
          <table:table-cell table:style-name="Table1.A2" office:value-type="string">
            <text:p text:style-name="P2">4.245 sec / 1.150 sec</text:p>
          </table:table-cell>
          <table:table-cell table:style-name="Table1.A2" office:value-type="string">
            <text:p text:style-name="P2">4.269 sec / 1.176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84936480">
          <table:table-cell table:style-name="Table1.A2" office:value-type="string">
            <text:p text:style-name="P2">select * from std_master <text:span text:style-name="T3">right join</text:span> exam_master on std_master.std_id = exam_master.std_id order by std_fname asc,std_lname desc,gender asc,email desc,city asc, country desc;</text:p>
          </table:table-cell>
          <table:table-cell table:style-name="Table1.A2" office:value-type="string">
            <text:p text:style-name="P2">5.156 sec / 1.139 sec</text:p>
          </table:table-cell>
          <table:table-cell table:style-name="Table1.A2" office:value-type="string">
            <text:p text:style-name="P2">5.116 sec / 1.133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84936480">
          <table:table-cell table:style-name="Table1.A2" office:value-type="string">
            <text:p text:style-name="P2">select * from std_master <text:span text:style-name="T3">right join</text:span> exam_master on std_master.std_id = exam_master.std_id order by exam_id asc,std_master.std_id desc,t_omarks asc,p_omarks desc,std_fname asc,std_lname desc,gender asc,email desc,city asc, country desc;</text:p>
          </table:table-cell>
          <table:table-cell table:style-name="Table1.A2" office:value-type="string">
            <text:p text:style-name="P2">5.058 sec / 1.218 sec</text:p>
          </table:table-cell>
          <table:table-cell table:style-name="Table1.A2" office:value-type="string">
            <text:p text:style-name="P2">4.961 sec / 1.161 sec</text:p>
          </table:table-cell>
          <table:table-cell table:style-name="Table1.D2" office:value-type="string">
            <text:p text:style-name="P4"/>
          </table:table-cell>
        </table:table-row>
        <table:table-row table:style-name="TableLine94845584936480">
          <table:table-cell table:style-name="Table1.A2" office:value-type="string">
            <text:p text:style-name="P2">select * from std_master <text:span text:style-name="T3">right join</text:span> exam_master on std_master.std_id = exam_master.std_id order by std_master.entry_time,exam_master.entry_time,dob;</text:p>
          </table:table-cell>
          <table:table-cell table:style-name="Table1.A2" office:value-type="string">
            <text:p text:style-name="P2">4.370 sec / 1.137 sec</text:p>
          </table:table-cell>
          <table:table-cell table:style-name="Table1.A2" office:value-type="string">
            <text:p text:style-name="P2">4.426 sec / 1.183 sec</text:p>
          </table:table-cell>
          <table:table-cell table:style-name="Table1.D2" office:value-type="string">
            <text:p text:style-name="P4"/>
          </table:table-cell>
        </table:table-row>
      </table:table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6T18:05:39.676075660</dc:date>
    <meta:editing-duration>PT2H9M10S</meta:editing-duration>
    <meta:editing-cycles>27</meta:editing-cycles>
    <meta:generator>LibreOffice/6.4.7.2$Linux_X86_64 LibreOffice_project/40$Build-2</meta:generator>
    <meta:document-statistic meta:table-count="1" meta:image-count="0" meta:object-count="0" meta:page-count="4" meta:paragraph-count="106" meta:word-count="628" meta:character-count="5096" meta:non-whitespace-character-count="4529"/>
  </office:meta>
</office:document-meta>
</file>